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777b7c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77b7c" officeooo:paragraph-rsid="0083f4e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3f4e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5639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674e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73b6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2d3d7" officeooo:paragraph-rsid="008674e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style:text-position="sub 58%" officeooo:rsid="008674e1"/>
    </style:style>
    <style:style style:name="T4" style:family="text">
      <style:text-properties style:text-position="0% 100%" officeooo:rsid="008674e1"/>
    </style:style>
    <style:style style:name="T5" style:family="text">
      <style:text-properties officeooo:rsid="00777b7c"/>
    </style:style>
    <style:style style:name="T6" style:family="text">
      <style:text-properties officeooo:rsid="0083f4ec"/>
    </style:style>
    <style:style style:name="T7" style:family="text">
      <style:text-properties style:use-window-font-color="true" style:text-position="0% 100%" fo:font-size="12pt" fo:font-style="normal" style:text-underline-style="none" fo:font-weight="normal" officeooo:rsid="0082d3d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856395"/>
    </style:style>
    <style:style style:name="T9" style:family="text">
      <style:text-properties officeooo:rsid="008674e1"/>
    </style:style>
    <style:style style:name="T10" style:family="text">
      <style:text-properties officeooo:rsid="00873b6d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20<text:span text:style-name="T2">11</text:span>-(<text:span text:style-name="T2">0</text:span><text:span text:style-name="T5">3</text:span>)<text:span text:style-name="T5">mar</text:span>-<text:span text:style-name="T1">2</text:span><text:span text:style-name="T6">2</text:span>: dag <text:span text:style-name="T6">1</text:span></text:h>
      <text:p text:style-name="P2"/>
      <text:p text:style-name="P4">Till denna lektion hör</text:p>
      <text:p text:style-name="P4"><text:span text:style-name="T6">http://www.kth.se/polopoly_fs/1.80859!F1_BLAD_11_Media.pdf</text:span></text:p>
      <text:p text:style-name="P5"><text:span text:style-name="T6"/></text:p>
      <text:p text:style-name="P5"><text:span text:style-name="T6"/></text:p>
      <text:p text:style-name="P6"><text:span text:style-name="T8"/></text:p>
      <text:p text:style-name="P7"><text:span text:style-name="T8">Ohms lag:</text:span></text:p>
      <text:p text:style-name="P7"><text:span text:style-name="T9"/></text:p>
      <text:p text:style-name="P7"><text:span text:style-name="T9"><text:tab/></text:span><text:span text:style-name="T8">U = I ⋅ R</text:span></text:p>
      <text:p text:style-name="P6"><text:span text:style-name="T8"/></text:p>
      <text:p text:style-name="P6"><text:span text:style-name="T8"/></text:p>
      <text:p text:style-name="P7"><text:span text:style-name="T9">Seriekoppling:</text:span></text:p>
      <text:p text:style-name="P7"><text:span text:style-name="T9"/></text:p>
      <text:p text:style-name="P7"><text:span text:style-name="T9"><text:tab/>R</text:span><text:span text:style-name="T3">tot</text:span><text:span text:style-name="T9"> = R</text:span><text:span text:style-name="T3">1</text:span><text:span text:style-name="T9"> + R</text:span><text:span text:style-name="T3">2</text:span><text:span text:style-name="T9"> + …</text:span></text:p>
      <text:p text:style-name="P7"><text:span text:style-name="T4"/></text:p>
      <text:p text:style-name="P7"><text:span text:style-name="T4"/></text:p>
      <text:p text:style-name="P7"><text:span text:style-name="T9">Parallellkoppling:</text:span></text:p>
      <text:p text:style-name="P7"><text:span text:style-name="T9"/></text:p>
      <text:p text:style-name="P7"><text:span text:style-name="T9"><text:tab/></text:span><text:span text:style-name="T9"><draw:frame draw:style-name="fr1" draw:name="Object1" text:anchor-type="as-char" svg:width="3.918cm" svg:height="1.11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tab/><text:tab/></text:span><text:span text:style-name="T9"><draw:frame draw:style-name="fr1" draw:name="Object2" text:anchor-type="as-char" svg:width="2.81cm" svg:height="1.18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7"><text:span text:style-name="T9"/></text:p>
      <text:p text:style-name="P7"><text:span text:style-name="T9"/></text:p>
      <text:p text:style-name="P7"><text:span text:style-name="T9">Kirchhoffs spänningsslag:</text:span></text:p>
      <text:p text:style-name="P7"><text:span text:style-name="T9"/></text:p>
      <text:p text:style-name="P7"><text:span text:style-name="T9"><text:tab/>Summan av alla sänningsfall = U</text:span></text:p>
      <text:p text:style-name="P7"><text:span text:style-name="T9"/></text:p>
      <text:p text:style-name="P7"><text:span text:style-name="T9"><text:tab/>U − U</text:span><text:span text:style-name="T3">1</text:span><text:span text:style-name="T9"> − U</text:span><text:span text:style-name="T3">2</text:span><text:span text:style-name="T9"> − … = 0</text:span></text:p>
      <text:p text:style-name="P7"><text:span text:style-name="T7"/></text:p>
      <text:p text:style-name="P7"><text:span text:style-name="T7"/></text:p>
      <text:p text:style-name="P7"><text:span text:style-name="T9">Kirchhoffs strömslag:</text:span></text:p>
      <text:p text:style-name="P7"><text:span text:style-name="T9"/></text:p>
      <text:p text:style-name="P7"><text:span text:style-name="T9"><text:tab/>Summan av alla strömma är lika med <text:s/>i en knutpunkt.</text:span></text:p>
      <text:p text:style-name="P7"><text:span text:style-name="T9"/></text:p>
      <text:p text:style-name="P7"><text:span text:style-name="T9"><text:tab/>I − I</text:span><text:span text:style-name="T3">1</text:span><text:span text:style-name="T9"> − I</text:span><text:span text:style-name="T3">2</text:span><text:span text:style-name="T9"> − … = 0</text:span></text:p>
      <text:p text:style-name="P7"><text:span text:style-name="T9"/></text:p>
      <text:p text:style-name="P7"><text:span text:style-name="T9"/></text:p>
      <text:p text:style-name="P7"><text:span text:style-name="T9">Spänningsdelning</text:span></text:p>
      <text:p text:style-name="P7"><text:span text:style-name="T9"/></text:p>
      <text:p text:style-name="P7"><text:span text:style-name="T9"><text:tab/></text:span><text:span text:style-name="T9"><draw:frame draw:style-name="fr1" draw:name="Object3" text:anchor-type="as-char" svg:width="1.926cm" svg:height="1.11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,<text:tab/><text:tab/></text:span><text:span text:style-name="T9"><draw:frame draw:style-name="fr1" draw:name="Object4" text:anchor-type="as-char" svg:width="3.801cm" svg:height="1.18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,<text:tab/><text:tab/></text:span><text:span text:style-name="T9"><draw:frame draw:style-name="fr1" draw:name="Object5" text:anchor-type="as-char" svg:width="3.801cm" svg:height="1.18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7"><text:span text:style-name="T9"/></text:p>
      <text:p text:style-name="P9"><text:span text:style-name="T9">Strömgrening</text:span></text:p>
      <text:p text:style-name="P7"><text:span text:style-name="T9"/></text:p>
      <text:p text:style-name="P7"><text:span text:style-name="T9"><text:tab/>I = I</text:span><text:span text:style-name="T3">1</text:span><text:span text:style-name="T9"> − I</text:span><text:span text:style-name="T3">2</text:span><text:span text:style-name="T9"> = 0</text:span></text:p>
      <text:p text:style-name="P7"><text:span text:style-name="T9"/></text:p>
      <text:p text:style-name="P7"><text:span text:style-name="T9"><text:tab/>I</text:span><text:span text:style-name="T3">1</text:span><text:span text:style-name="T9"> ⋅ R</text:span><text:span text:style-name="T3">2</text:span><text:span text:style-name="T9"> = I</text:span><text:span text:style-name="T3">2</text:span><text:span text:style-name="T9"> ⋅ R</text:span><text:span text:style-name="T3">2</text:span></text:p>
      <text:p text:style-name="P7"><text:span text:style-name="T4"/></text:p>
      <text:p text:style-name="P7"><text:span text:style-name="T9"><text:tab/>I</text:span><text:span text:style-name="T3">1</text:span><text:span text:style-name="T9"> = I ⋅ </text:span><text:span text:style-name="T9"><draw:frame draw:style-name="fr1" draw:name="Object6" text:anchor-type="as-char" svg:width="1.452cm" svg:height="1.18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7"><text:span text:style-name="T4"/></text:p>
      <text:p text:style-name="P7"><text:span text:style-name="T9"><text:tab/>I</text:span><text:span text:style-name="T3">2</text:span><text:span text:style-name="T9"> = I ⋅ </text:span><text:span text:style-name="T9"><draw:frame draw:style-name="fr1" draw:name="Object7" text:anchor-type="as-char" svg:width="1.452cm" svg:height="1.18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7"><text:span text:style-name="T9"/></text:p>
      <text:p text:style-name="P7"><text:span text:style-name="T9"/></text:p>
      <text:p text:style-name="P8"><text:span text:style-name="T10">Effekt</text:span></text:p>
      <text:p text:style-name="P8"><text:span text:style-name="T10"/></text:p>
      <text:p text:style-name="P8"><text:span text:style-name="T10"><text:tab/>Ström — antalet elektroner.</text:span></text:p>
      <text:p text:style-name="P8"><text:span text:style-name="T10"/></text:p>
      <text:p text:style-name="P8"><text:span text:style-name="T10"><text:tab/>Effekt — utvecklas där vi samtidigt har spänning (U) och ström (I).</text:span></text:p>
      <text:p text:style-name="P8"><text:span text:style-name="T10"/></text:p>
      <text:p text:style-name="P8"><text:span text:style-name="T10"><text:tab/>Arbetet får att göra en laddning.</text:span></text:p>
      <text:p text:style-name="P8"><text:span text:style-name="T10"/></text:p>
      <text:p text:style-name="P8"><text:span text:style-name="T10"><text:tab/>P = U ⋅ I</text:span></text:p>
      <text:p text:style-name="P8"><text:span text:style-name="T10"/></text:p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4-09T20:11:34</dc:date>
    <dc:creator>Mattias </dc:creator>
    <meta:editing-duration>PT34H51M43S</meta:editing-duration>
    <meta:editing-cycles>78</meta:editing-cycles>
    <meta:generator>OpenOffice.org/3.2$Unix OpenOffice.org_project/320m19$Build-9505</meta:generator>
    <meta:document-statistic meta:table-count="0" meta:image-count="0" meta:object-count="7" meta:page-count="2" meta:paragraph-count="27" meta:word-count="116" meta:character-count="587"/>
  </office:meta>
</office:document-meta>
</file>

<file path=Object 1/content.xml><?xml version="1.0" encoding="utf-8"?>
<math xmlns="http://www.w3.org/1998/Math/MathML">
  <semantics>
    <mrow>
      <mfrac>
        <mn>1</mn>
        <msub>
          <mi mathvariant="normal">R</mi>
          <mi>tot</mi>
        </msub>
      </mfrac>
      <mrow>
        <mi/>
        <mi mathvariant="normal">=</mi>
        <mi/>
      </mrow>
      <mfrac>
        <mn>1</mn>
        <msub>
          <mi mathvariant="normal">R</mi>
          <mn>1</mn>
        </msub>
      </mfrac>
      <mrow>
        <mi/>
        <mo stretchy="false">+</mo>
        <mi/>
      </mrow>
      <mfrac>
        <mn>1</mn>
        <msub>
          <mi mathvariant="normal">R</mi>
          <mn>2</mn>
        </msub>
      </mfrac>
      <mrow>
        <mi/>
        <mo stretchy="false">+</mo>
        <mi/>
      </mrow>
      <mi mathvariant="normal">…</mi>
    </mrow>
    <annotation encoding="StarMath 5.0">1 over R_tot `=` 1 over R_1 `+` 1 over R_2 `+` …</annotation>
  </semantics>
</math>
</file>

<file path=Object 2/content.xml><?xml version="1.0" encoding="utf-8"?>
<math xmlns="http://www.w3.org/1998/Math/MathML">
  <semantics>
    <mrow>
      <msub>
        <mi mathvariant="normal">R</mi>
        <mi>tot</mi>
      </msub>
      <mrow>
        <mi/>
        <mi mathvariant="normal">=</mi>
        <mi/>
      </mrow>
      <mfrac>
        <mrow>
          <msub>
            <mi mathvariant="normal">R</mi>
            <mn>1</mn>
          </msub>
          <mrow>
            <mi/>
            <mi mathvariant="normal">⋅</mi>
            <mi/>
          </mrow>
          <msub>
            <mi mathvariant="normal">R</mi>
            <mn>2</mn>
          </msub>
        </mrow>
        <mrow>
          <msub>
            <mi mathvariant="normal">R</mi>
            <mn>1</mn>
          </msub>
          <mrow>
            <mi/>
            <mo stretchy="false">+</mo>
            <mi/>
          </mrow>
          <msub>
            <mi mathvariant="normal">R</mi>
            <mn>2</mn>
          </msub>
        </mrow>
      </mfrac>
    </mrow>
    <annotation encoding="StarMath 5.0">R_tot `=` {R_1 `cdot` R_2} over {R_1 `+` R_2}</annotation>
  </semantics>
</math>
</file>

<file path=Object 3/content.xml><?xml version="1.0" encoding="utf-8"?>
<math xmlns="http://www.w3.org/1998/Math/MathML">
  <semantics>
    <mrow>
      <mi mathvariant="normal">I</mi>
      <mi mathvariant="normal">=</mi>
      <mfrac>
        <mi mathvariant="normal">U</mi>
        <mrow>
          <msub>
            <mi mathvariant="normal">R</mi>
            <mn>1</mn>
          </msub>
          <mo stretchy="false">+</mo>
          <msub>
            <mi mathvariant="normal">R</mi>
            <mn>2</mn>
          </msub>
        </mrow>
      </mfrac>
    </mrow>
    <annotation encoding="StarMath 5.0">I = U over {R_1 + R_2}</annotation>
  </semantics>
</math>
</file>

<file path=Object 4/content.xml><?xml version="1.0" encoding="utf-8"?>
<math xmlns="http://www.w3.org/1998/Math/MathML">
  <semantics>
    <mrow>
      <mrow>
        <msub>
          <mi mathvariant="normal">U</mi>
          <mn>1</mn>
        </msub>
        <mi mathvariant="normal">=</mi>
        <mrow>
          <mi mathvariant="normal">I</mi>
          <mi mathvariant="normal">⋅</mi>
          <msub>
            <mi mathvariant="normal">R</mi>
            <mn>1</mn>
          </msub>
        </mrow>
      </mrow>
      <mi mathvariant="normal">=</mi>
      <mrow>
        <mi mathvariant="normal">U</mi>
        <mi mathvariant="normal">⋅</mi>
        <mfrac>
          <msub>
            <mi mathvariant="normal">R</mi>
            <mn>1</mn>
          </msub>
          <mrow>
            <msub>
              <mi mathvariant="normal">R</mi>
              <mn>1</mn>
            </msub>
            <mo stretchy="false">+</mo>
            <msub>
              <mi mathvariant="normal">R</mi>
              <mn>2</mn>
            </msub>
          </mrow>
        </mfrac>
      </mrow>
    </mrow>
    <annotation encoding="StarMath 5.0">U_1 = I cdot R_1 = U cdot {R_1 over {R_1 + R_2}}</annotation>
  </semantics>
</math>
</file>

<file path=Object 5/content.xml><?xml version="1.0" encoding="utf-8"?>
<math xmlns="http://www.w3.org/1998/Math/MathML">
  <semantics>
    <mrow>
      <mrow>
        <msub>
          <mi mathvariant="normal">U</mi>
          <mn>2</mn>
        </msub>
        <mi mathvariant="normal">=</mi>
        <mrow>
          <mi mathvariant="normal">I</mi>
          <mi mathvariant="normal">⋅</mi>
          <msub>
            <mi mathvariant="normal">R</mi>
            <mn>2</mn>
          </msub>
        </mrow>
      </mrow>
      <mi mathvariant="normal">=</mi>
      <mrow>
        <mi mathvariant="normal">U</mi>
        <mi mathvariant="normal">⋅</mi>
        <mfrac>
          <msub>
            <mi mathvariant="normal">R</mi>
            <mn>2</mn>
          </msub>
          <mrow>
            <msub>
              <mi mathvariant="normal">R</mi>
              <mn>1</mn>
            </msub>
            <mo stretchy="false">+</mo>
            <msub>
              <mi mathvariant="normal">R</mi>
              <mn>2</mn>
            </msub>
          </mrow>
        </mfrac>
      </mrow>
    </mrow>
    <annotation encoding="StarMath 5.0">U_2 = I cdot R_2 = U cdot {R_2 over {R_1 + R_2}}</annotation>
  </semantics>
</math>
</file>

<file path=Object 6/content.xml><?xml version="1.0" encoding="utf-8"?>
<math xmlns="http://www.w3.org/1998/Math/MathML">
  <semantics>
    <mfrac>
      <msub>
        <mi mathvariant="normal">R</mi>
        <mn>2</mn>
      </msub>
      <mrow>
        <msub>
          <mi mathvariant="normal">R</mi>
          <mn>1</mn>
        </msub>
        <mo stretchy="false">+</mo>
        <msub>
          <mi mathvariant="normal">R</mi>
          <mn>2</mn>
        </msub>
      </mrow>
    </mfrac>
    <annotation encoding="StarMath 5.0">{R_2 over {R_1 + R_2}}</annotation>
  </semantics>
</math>
</file>

<file path=Object 7/content.xml><?xml version="1.0" encoding="utf-8"?>
<math xmlns="http://www.w3.org/1998/Math/MathML">
  <semantics>
    <mfrac>
      <msub>
        <mi mathvariant="normal">R</mi>
        <mn>1</mn>
      </msub>
      <mrow>
        <msub>
          <mi mathvariant="normal">R</mi>
          <mn>1</mn>
        </msub>
        <mo stretchy="false">+</mo>
        <msub>
          <mi mathvariant="normal">R</mi>
          <mn>2</mn>
        </msub>
      </mrow>
    </mfrac>
    <annotation encoding="StarMath 5.0">{R_1 over {R_1 + R_2}}</annotation>
  </semantics>
</math>
</file>